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14.684cm"/>
    </style:style>
    <style:style style:name="co7" style:family="table-column">
      <style:table-column-properties fo:break-before="auto" style:column-width="5.13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 style:data-style-name="N0"/>
    <style:style style:name="ce2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Arial11" fo:font-size="11pt" style:font-name-asian="Arial11" style:font-size-asian="11pt" style:font-name-complex="Arial11" style:font-size-complex="11pt"/>
    </style:style>
    <style:style style:name="ce9" style:family="table-cell" style:parent-style-name="Default" style:data-style-name="N41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1020" table:default-cell-style-name="ce3"/>
        <table:table-column table:style-name="co5" table:default-cell-style-name="ce3"/>
        <table:table-row table:style-name="ro2">
          <table:table-cell table:style-name="ce2" office:value-type="string">
            <text:p>Date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tus</text:p>
          </table:table-cell>
          <table:table-cell table:style-name="ce2" table:number-columns-repeated="1021"/>
        </table:table-row>
        <table:table-row table:style-name="ro2">
          <table:table-cell table:style-name="ce2" table:number-columns-repeated="1024"/>
        </table:table-row>
        <table:table-row table:style-name="ro4">
          <table:table-cell table:style-name="ce4" office:value-type="date" office:date-value="2021-12-06" table:number-columns-spanned="1" table:number-rows-spanned="3">
            <text:p>06-12-21</text:p>
          </table:table-cell>
          <table:table-cell office:value-type="string">
            <text:p>Learning NodeJS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Mongo With NodeJS</text:p>
          </table:table-cell>
          <table:table-cell office:value-type="string">
            <text:p>Inprogress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Upload-File <text:s/>/ Url module / find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07" table:number-columns-spanned="1" table:number-rows-spanned="10">
            <text:p>07-12-21</text:p>
          </table:table-cell>
          <table:table-cell office:value-type="string">
            <text:p><text:s/>Url module / find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Mongo With NodeJS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S6 Concepts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Async/Awai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<text:s/>Basic of Node.js like callback functions, request/respons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API in Node.js</text:p>
          </table:table-cell>
          <table:table-cell office:value-type="string">
            <text:p>Inprogress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File System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Environment File in Node.j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ExpressJS Email Sending with Dynamic Template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ExpressJS File Upload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08" table:number-columns-spanned="1" table:number-rows-spanned="5">
            <text:p>08-12-21</text:p>
          </table:table-cell>
          <table:table-cell table:style-name="ce8" office:value-type="string">
            <text:p>ExpressJS API in Node.js</text:p>
          </table:table-cell>
          <table:table-cell office:value-type="string">
            <text:p>Done</text:p>
          </table:table-cell>
          <table:table-cell office:value-type="string">
            <text:p>2.5 h</text:p>
          </table:table-cell>
          <table:table-cell table:number-columns-repeated="1020"/>
        </table:table-row>
        <table:table-row table:style-name="ro4">
          <table:covered-table-cell/>
          <table:table-cell table:style-name="ce8" office:value-type="string">
            <text:p>ExpressJS File System</text:p>
          </table:table-cell>
          <table:table-cell office:value-type="string">
            <text:p>Done</text:p>
          </table:table-cell>
          <table:table-cell office:value-type="string">
            <text:p><text:s/>1 h</text:p>
          </table:table-cell>
          <table:table-cell table:number-columns-repeated="1020"/>
        </table:table-row>
        <table:table-row table:style-name="ro4">
          <table:covered-table-cell/>
          <table:table-cell table:style-name="ce8" office:value-type="string">
            <text:p>ExpressJS Environment File in Node.js</text:p>
          </table:table-cell>
          <table:table-cell office:value-type="string">
            <text:p>Done</text:p>
          </table:table-cell>
          <table:table-cell office:value-type="string">
            <text:p>1 h</text:p>
          </table:table-cell>
          <table:table-cell table:number-columns-repeated="1020"/>
        </table:table-row>
        <table:table-row table:style-name="ro4">
          <table:covered-table-cell/>
          <table:table-cell table:style-name="ce8" office:value-type="string">
            <text:p>ExpressJS Email Sending with Dynamic Template</text:p>
          </table:table-cell>
          <table:table-cell office:value-type="string">
            <text:p>Done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4">
          <table:covered-table-cell/>
          <table:table-cell office:value-type="string">
            <text:p>ExpressJS File Upload</text:p>
          </table:table-cell>
          <table:table-cell office:value-type="string">
            <text:p>Done</text:p>
          </table:table-cell>
          <table:table-cell office:value-type="string">
            <text:p>1 h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09" table:number-columns-spanned="1" table:number-rows-spanned="3">
            <text:p>09-12-21</text:p>
          </table:table-cell>
          <table:table-cell table:style-name="ce8" office:value-type="string">
            <text:p>MongoDB with Mongoos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CRUD Operations with API and Postma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ce8" office:value-type="string">
            <text:p>JWT Toke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17" table:number-columns-spanned="1" table:number-rows-spanned="2">
            <text:p>17-12-21</text:p>
          </table:table-cell>
          <table:table-cell office:value-type="string">
            <text:p>Role base Auth in Node.js api,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RUD with EJ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0" table:number-columns-spanned="1" table:number-rows-spanned="2">
            <text:p>20-12-21</text:p>
          </table:table-cell>
          <table:table-cell office:value-type="string">
            <text:p>Dropdown EJS,TextBox EJS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HTML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RUD with EJ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1">
            <text:p>21-12-21</text:p>
          </table:table-cell>
          <table:table-cell office:value-type="string">
            <text:p>J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2" table:number-columns-spanned="1" table:number-rows-spanned="2">
            <text:p>22-12-21</text:p>
          </table:table-cell>
          <table:table-cell office:value-type="string">
            <text:p>JS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Role base Auth in Node.js api,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3" table:number-columns-spanned="1" table:number-rows-spanned="2">
            <text:p>23-12-21</text:p>
          </table:table-cell>
          <table:table-cell office:value-type="string">
            <text:p>Role base Auth in Node.js api,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Authentication Using Passport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4" table:number-columns-spanned="1" table:number-rows-spanned="2">
            <text:p>24-12-21</text:p>
          </table:table-cell>
          <table:table-cell office:value-type="string">
            <text:p>Learning Mongoose PipeLine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Authentication Using Passport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7" table:number-columns-spanned="1" table:number-rows-spanned="2">
            <text:p>27-12-21</text:p>
          </table:table-cell>
          <table:table-cell office:value-type="string">
            <text:p>Learning Mongoose PipeLine</text:p>
          </table:table-cell>
          <table:table-cell office:value-type="string">
            <text:p>Task Pending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Map In JS</text:p>
          </table:table-cell>
          <table:table-cell office:value-type="string">
            <text:p>Task 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8" table:number-columns-spanned="1" table:number-rows-spanned="4">
            <text:p>28-12-21</text:p>
          </table:table-cell>
          <table:table-cell office:value-type="string">
            <text:p>Mongoose PipeLine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EJS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Map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Get Random Api And Fetch Data To That Api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29" table:number-columns-spanned="1" table:number-rows-spanned="4">
            <text:p>29-12-21</text:p>
          </table:table-cell>
          <table:table-cell office:value-type="string">
            <text:p>Learning Points Noted In Boo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Practice Base-64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External Api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Stripe Integration with Node.j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30" table:number-columns-spanned="1" table:number-rows-spanned="3">
            <text:p>30-12-21</text:p>
          </table:table-cell>
          <table:table-cell office:value-type="string">
            <text:p>Learning Stripe Integration with Node.js And Task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Handlebars And Pug Fil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Heroku And IIS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1-12-31" table:number-columns-spanned="1" table:number-rows-spanned="3">
            <text:p>31-12-21</text:p>
          </table:table-cell>
          <table:table-cell office:value-type="string">
            <text:p>Learning Twilio And Implementatio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Mongoose Populat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Implementaiton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2-01-03" table:number-columns-spanned="1" table:number-rows-spanned="2">
            <text:p>03-01-22</text:p>
          </table:table-cell>
          <table:table-cell office:value-type="string">
            <text:p>Mongoose Populate Implementatio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MySQL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2-01-04" table:number-columns-spanned="1" table:number-rows-spanned="2">
            <text:p>04-01-22</text:p>
          </table:table-cell>
          <table:table-cell office:value-type="string">
            <text:p>Learning NodeJS With MySQL</text:p>
          </table:table-cell>
          <table:table-cell office:value-type="string">
            <text:p>Done</text:p>
          </table:table-cell>
          <table:table-cell table:style-name="ce9" office:value-type="time" office:time-value="PT11H30M00S">
            <text:p>11:30:00</text:p>
          </table:table-cell>
          <table:table-cell table:number-columns-repeated="1020"/>
        </table:table-row>
        <table:table-row table:style-name="ro4">
          <table:covered-table-cell/>
          <table:table-cell office:value-type="string">
            <text:p>Learning MsSQL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date" office:date-value="2022-01-05" table:number-columns-spanned="1" table:number-rows-spanned="3">
            <text:p>05-01-22</text:p>
          </table:table-cell>
          <table:table-cell office:value-type="string">
            <text:p>Learning OOPs Concepts In JS <text:s/>With Exampl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Learning RegEx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CRUD <text:s/>With MsSQL 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date" office:date-value="2022-01-06">
            <text:p>06-01-2022</text:p>
          </table:table-cell>
          <table:table-cell office:value-type="string">
            <text:p>Learning Swagger And Implementatio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07" table:number-columns-spanned="1" table:number-rows-spanned="3">
            <text:p>07/01/22</text:p>
          </table:table-cell>
          <table:table-cell office:value-type="string">
            <text:p>CRUD With MsSQL Implementatio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Upload Image With Postman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Upload Image With Base64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08" table:number-columns-spanned="1" table:number-rows-spanned="3">
            <text:p>08/01/22</text:p>
          </table:table-cell>
          <table:table-cell office:value-type="string">
            <text:p>Upload Image With Base64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EJS IF..ELSE Condition And For Loop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Learning Session And Cookie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10" table:number-columns-spanned="1" table:number-rows-spanned="4">
            <text:p>10/01/22</text:p>
          </table:table-cell>
          <table:table-cell office:value-type="string">
            <text:p>Learning Session And Cooki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Learning Query String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Learning LocalStorage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 table:style-name="ce7"/>
          <table:table-cell office:value-type="string">
            <text:p>Learning jQuery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11" table:number-columns-spanned="1" table:number-rows-spanned="2">
            <text:p>11/01/22</text:p>
          </table:table-cell>
          <table:table-cell office:value-type="string">
            <text:p>Learning jQuery</text:p>
          </table:table-cell>
          <table:table-cell office:value-type="string">
            <text:p>Done</text:p>
          </table:table-cell>
          <table:table-cell table:number-columns-repeated="1021"/>
        </table:table-row>
        <table:table-row table:style-name="ro4">
          <table:covered-table-cell/>
          <table:table-cell table:style-name="Default" office:value-type="string">
            <text:p>Call API With AJAX (GET And POST)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12" table:number-columns-spanned="1" table:number-rows-spanned="2">
            <text:p>12/01/22</text:p>
          </table:table-cell>
          <table:table-cell table:style-name="Default" office:value-type="string">
            <text:p>Call API With AJAX (GET And POST)</text:p>
          </table:table-cell>
          <table:table-cell office:value-type="string">
            <text:p>Pending</text:p>
          </table:table-cell>
          <table:table-cell table:number-columns-repeated="1021"/>
        </table:table-row>
        <table:table-row table:style-name="ro4">
          <table:covered-table-cell/>
          <table:table-cell office:value-type="string">
            <text:p>Understand Project flow</text:p>
          </table:table-cell>
          <table:table-cell office:value-type="string">
            <text:p>Inprogres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date" office:date-value="2022-01-13">
            <text:p>13/01/22</text:p>
          </table:table-cell>
          <table:table-cell office:value-type="string">
            <text:p>Understand Project flow</text:p>
          </table:table-cell>
          <table:table-cell office:value-type="string">
            <text:p>Inprogress</text:p>
          </table:table-cell>
          <table:table-cell table:number-columns-repeated="1021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date-style style:name="N107">
      <number:day number:style="long"/>
      <number:text>-</number:text>
      <number:month number:style="long"/>
      <number:text>-</number:text>
      <number:year/>
    </number:date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0" number:min-integer-digits="1" number:grouping="true"/>
    </number:number-style>
    <number:number-style style:name="N8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number number:decimal-places="2" number:min-integer-digits="1" number:grouping="true"/>
    </number:number-style>
    <number:number-style style:name="N8110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10P0"/>
    </number:number-style>
    <number:number-style style:name="N8114P0" style:volatile="true" number:language="en" number:country="IN">
      <number:number number:decimal-places="0" number:min-integer-digits="1" number:grouping="true"/>
      <number:text> </number:text>
    </number:number-style>
    <number:number-style style:name="N8114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n" number:country="IN">
      <number:text> - </number:text>
    </number:number-style>
    <number:text-style style:name="N8114" number:language="en" number:country="IN"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number-style style:name="N8118P0" style:volatile="true" number:language="en" number:country="IN">
      <number:number number:decimal-places="2" number:min-integer-digits="1" number:grouping="true"/>
      <number:text> </number:text>
    </number:number-style>
    <number:number-style style:name="N8118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8" number:language="en" number:country="IN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time-style style:name="N8119" number:language="en" number:country="IN">
      <number:minutes number:style="long"/>
      <number:text>:</number:text>
      <number:seconds number:style="long"/>
    </number:time-style>
    <number:time-style style:name="N8120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1" number:language="en" number:country="IN">
      <number:minutes number:style="long"/>
      <number:text>:</number:text>
      <number:seconds number:style="long" number:decimal-places="1"/>
    </number:time-style>
    <number:number-style style:name="N8122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3">13/01/2022</text:date>, <text:time>12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meta:initial-creator>Liza Godiwala</meta:initial-creator>
    <dc:creator>Liza Godiwala</dc:creator>
    <meta:creation-date>2021-12-06T15:43:24Z</meta:creation-date>
    <dc:date>2022-01-13T12:44:42.83</dc:date>
    <meta:editing-cycles>52</meta:editing-cycles>
    <meta:editing-duration>P1DT3H32M10S</meta:editing-duration>
    <meta:document-statistic meta:table-count="3" meta:cell-count="178" meta:object-count="0"/>
  </office:meta>
</office:document-meta>
</file>